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F9B46FCD2E39A55.png" manifest:media-type="image/png"/>
  <manifest:file-entry manifest:full-path="Pictures/1000020100000556000003005923D70AA82C59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1.841cm" draw:z-index="0"><draw:image xlink:href="Pictures/1000020100000556000003005923D70AA82C591F.png" xlink:type="simple" xlink:show="embed" xlink:actuate="onLoad" loext:mime-type="image/png"/></draw:frame></text:p>
      <text:p text:style-name="Standard"><draw:frame draw:style-name="fr1" draw:name="Imagen2" text:anchor-type="paragraph" svg:width="17cm" svg:height="10.996cm" draw:z-index="1"><draw:image xlink:href="Pictures/1000020100000556000003007F9B46FCD2E39A55.png" xlink:type="simple" xlink:show="embed" xlink:actuate="onLoad" loext:mime-type="image/png"/></draw:frame></text:p>
      <text:p text:style-name="Standard"><draw:frame draw:style-name="fr2" draw:name="Imagen3" text:anchor-type="paragraph" svg:width="17cm" svg:height="9.557cm" draw:z-index="2"><draw:image xlink:href="Pictures/1000020100000556000003007F9B46FCD2E39A5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9:21:50.391951093</meta:creation-date>
    <dc:date>2018-10-14T19:23:27.849611681</dc:date>
    <meta:editing-duration>PT1M3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6.2$Linux_X86_64 LibreOffice_project/00m0$Build-2</meta:generator>
  </office:meta>
</office:document-meta>
</file>